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Config.getSearch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fig.getHome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fig.getSecurity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fig.isClu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fig.getFileSys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fi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fig.getISMLock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fig.getPersistenceManager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fig.WorkspaceConfig( String home , String name , boolean clustered , FileSystemFactory fsf , PersistenceManagerConfig pmc , SearchConfig sc , ISMLockingConfig ismLockingConfig , WorkspaceSecurityConfig workspaceSecurity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